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6.5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estab_2024_v6_est_m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caje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guascalientes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huazotepec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mozoc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sientos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tlixc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tza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Chalchicomula de Sesm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Chiet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Chignaut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Coronang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Cuautinchan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Cuautlancing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El Llan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Huauchinang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Huejotzing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Hueytamalc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Izucar de Matamoros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Jesus Maria</text:p>
          </table:table-cell>
          <table:table-cell table:style-name="ce5" office:value-type="string" calcext:value-type="string">
            <text:p>Jesús María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table:style-name="ce5" office:value-type="string" calcext:value-type="string">
            <text:p>Jesús Marí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Juan C. Bonil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Nopalucan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Oriental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Palmar de Brav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Pueb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Rafael Lara Grajales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Rincon de Romos</text:p>
          </table:table-cell>
          <table:table-cell table:style-name="ce5" office:value-type="string" calcext:value-type="string">
            <text:p>Rincón de Romos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table:style-name="ce5" office:value-type="string" calcext:value-type="string">
            <text:p>Rincón de Romos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 Andres Cholu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 Francisco de los Rom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 Jose Chiap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 Martin Texmelucan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 Miguel Xoxt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 Pedro Cholu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 Salvador Huixcolot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 Salvador el Verde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Santiago Miahuatlan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ecali de Herrer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ehuacan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epanco de Lopez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epeac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epeyahualc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epezala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eziutlan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lacotepec de Benito Juarez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Tlahuapan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Xicotepec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Xiutetelco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Yehualtepec</text:p>
          </table:table-cell>
          <table:table-cell/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  <table:table-cell/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Mexicali</text:p>
          </table:table-cell>
          <table:table-cell/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Playas de Rosarito</text:p>
          </table:table-cell>
          <table:table-cell/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Tecate</text:p>
          </table:table-cell>
          <table:table-cell/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  <table:table-cell/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Comondu</text:p>
          </table:table-cell>
          <table:table-cell table:style-name="ce5" office:value-type="string" calcext:value-type="string">
            <text:p>Comondú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table:style-name="ce5" office:value-type="string" calcext:value-type="string">
            <text:p>Comondú</text:p>
          </table:table-cell>
          <table:table-cell/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La Paz</text:p>
          </table:table-cell>
          <table:table-cell/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Los Cabos</text:p>
          </table:table-cell>
          <table:table-cell/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Mulege</text:p>
          </table:table-cell>
          <table:table-cell/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Mulegé</text:p>
          </table:table-cell>
          <table:table-cell/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Calkiní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mpeche</text:p>
          </table:table-cell>
          <table:table-cell/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Carmen</text:p>
          </table:table-cell>
          <table:table-cell/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Champoton</text:p>
          </table:table-cell>
          <table:table-cell table:style-name="ce5" office:value-type="string" calcext:value-type="string">
            <text:p>Champotón</text:p>
          </table:table-cell>
        </table:table-row>
        <table:table-row table:style-name="ro1">
          <table:table-cell office:value-type="string" calcext:value-type="string">
            <text:p>Campeche</text:p>
          </table:table-cell>
          <table:table-cell table:style-name="ce5" office:value-type="string" calcext:value-type="string">
            <text:p>Champotón</text:p>
          </table:table-cell>
          <table:table-cell/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Escarcega</text:p>
          </table:table-cell>
          <table:table-cell/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Hopelchén</text:p>
          </table:table-cell>
          <table:table-cell/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Palizada</text:p>
          </table:table-cell>
          <table:table-cell/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Tenabo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Arriag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Benemerito de las Americas</text:p>
          </table:table-cell>
          <table:table-cell table:style-name="ce5" office:value-type="string" calcext:value-type="string">
            <text:p>Benemérito de las Américas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table:style-name="ce5" office:value-type="string" calcext:value-type="string">
            <text:p>Benemérito de las Américas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Chiapa de Corzo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Chicoasen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Frontera Comalap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Huixtl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Jiquipilas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Juarez</text:p>
          </table:table-cell>
          <table:table-cell table:style-name="ce5" office:value-type="string" calcext:value-type="string">
            <text:p>Juárez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table:style-name="ce5" office:value-type="string" calcext:value-type="string">
            <text:p>Juárez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Mapastepec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Metap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Ocozocoautla de Espinos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Ostuacan</text:p>
          </table:table-cell>
          <table:table-cell table:style-name="ce5" office:value-type="string" calcext:value-type="string">
            <text:p>Ostuacán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table:style-name="ce5" office:value-type="string" calcext:value-type="string">
            <text:p>Ostuacán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Palenque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Pichucalco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Reform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San Cristobal de las Casas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Soyalo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Suchiate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Sunuap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Tapachul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Tecpatan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Tuxtla Gutierrez</text:p>
          </table:table-cell>
          <table:table-cell table:style-name="ce5" office:value-type="string" calcext:value-type="string">
            <text:p>Tuxtla Gutiérrez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table:style-name="ce5" office:value-type="string" calcext:value-type="string">
            <text:p>Tuxtla Gutiérrez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Venustiano Carranza</text:p>
          </table:table-cell>
          <table:table-cell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Villaflores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Ahumada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Aquiles Serdan</text:p>
          </table:table-cell>
          <table:table-cell table:style-name="ce5" office:value-type="string" calcext:value-type="string">
            <text:p>Aquiles Serdán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table:style-name="ce5" office:value-type="string" calcext:value-type="string">
            <text:p>Aquiles Serdán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Ascension</text:p>
          </table:table-cell>
          <table:table-cell table:style-name="ce5" office:value-type="string" calcext:value-type="string">
            <text:p>Ascensión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table:style-name="ce5" office:value-type="string" calcext:value-type="string">
            <text:p>Ascensión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Buenaventura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amarg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nipas</text:p>
          </table:table-cell>
          <table:table-cell table:style-name="ce5" office:value-type="string" calcext:value-type="string">
            <text:p>Chínipas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table:style-name="ce5" office:value-type="string" calcext:value-type="string">
            <text:p>Chínipas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uauhtemoc</text:p>
          </table:table-cell>
          <table:table-cell table:style-name="ce5" office:value-type="string" calcext:value-type="string">
            <text:p>Cuauhtémoc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table:style-name="ce5" office:value-type="string" calcext:value-type="string">
            <text:p>Cuauhtémoc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usihuiriachi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Delicias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Guadalupe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Guadalupe y Calvo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Guerrero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Hidalgo del Parral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imenez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Juárez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table:style-name="ce5" office:value-type="string" calcext:value-type="string">
            <text:p>Juárez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Madera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Meoqui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Moris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Nuevo Casas Grandes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Ocampo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Ojinaga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Praxedis G. Guerrero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San Francisco del Oro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Satevo</text:p>
          </table:table-cell>
          <table:table-cell table:style-name="ce5" office:value-type="string" calcext:value-type="string">
            <text:p>Satevó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table:style-name="ce5" office:value-type="string" calcext:value-type="string">
            <text:p>Satevó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Saucillo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Urique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Alvaro Obregon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Azcapotzalco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Benito Juarez</text:p>
          </table:table-cell>
          <table:table-cell table:style-name="ce5" office:value-type="string" calcext:value-type="string">
            <text:p>Benito Juárez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table:style-name="ce5" office:value-type="string" calcext:value-type="string">
            <text:p>Benito Juárez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oyoacan</text:p>
          </table:table-cell>
          <table:table-cell table:style-name="ce5" office:value-type="string" calcext:value-type="string">
            <text:p>Coyoacán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table:style-name="ce5" office:value-type="string" calcext:value-type="string">
            <text:p>Coyoacán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uajimalpa de Morelos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uauhtemoc</text:p>
          </table:table-cell>
          <table:table-cell table:style-name="ce5" office:value-type="string" calcext:value-type="string">
            <text:p>Cuauhtémoc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table:style-name="ce5" office:value-type="string" calcext:value-type="string">
            <text:p>Cuauhtémoc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Gustavo A. Madero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Iztacalco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Iztapalapa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La Magdalena Contreras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Miguel Hidalgo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Tlahuac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Tlalpan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Tláhuac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Venustiano Carranza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Xochimilco</text:p>
          </table:table-cell>
          <table:table-cell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Álvaro Obregón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Acuna</text:p>
          </table:table-cell>
          <table:table-cell office:value-type="string" calcext:value-type="string">
            <text:p>Acuña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table:style-name="ce5" office:value-type="string" calcext:value-type="string">
            <text:p>Acuña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Arteaga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Castanos</text:p>
          </table:table-cell>
          <table:table-cell table:style-name="ce5" office:value-type="string" calcext:value-type="string">
            <text:p>Castaños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table:style-name="ce5" office:value-type="string" calcext:value-type="string">
            <text:p>Castaños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table:style-name="ce5" office:value-type="string" calcext:value-type="string">
            <text:p>Cuatro Ciénegas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Cuatrocienegas</text:p>
          </table:table-cell>
          <table:table-cell table:style-name="ce5" office:value-type="string" calcext:value-type="string">
            <text:p>Cuatro Ciénegas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Francisco I. Madero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Frontera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General Cepeda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Hidalgo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Matamoros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Monclova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Muzquiz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Nava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Ocampo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Parras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Piedras Negras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Progreso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Ramos Arizpe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Sabinas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Saltillo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San Juan de Sabinas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San Pedro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Sierra Mojada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Torreon</text:p>
          </table:table-cell>
          <table:table-cell table:style-name="ce5" office:value-type="string" calcext:value-type="string">
            <text:p>Torreón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table:style-name="ce5" office:value-type="string" calcext:value-type="string">
            <text:p>Torreón</text:p>
          </table:table-cell>
          <table:table-cell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Zarago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ima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quimatlan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uauhtemoc</text:p>
          </table:table-cell>
          <table:table-cell table:style-name="ce5" office:value-type="string" calcext:value-type="string">
            <text:p>Cuauhtémoc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table:style-name="ce5" office:value-type="string" calcext:value-type="string">
            <text:p>Cuauhtémoc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Ixtlahuacan</text:p>
          </table:table-cell>
          <table:table-cell table:style-name="ce5" office:value-type="string" calcext:value-type="string">
            <text:p>Ixtlahuacán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table:style-name="ce5" office:value-type="string" calcext:value-type="string">
            <text:p>Ixtlahuacán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Manzanillo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Minatitlan</text:p>
          </table:table-cell>
          <table:table-cell table:style-name="ce5" office:value-type="string" calcext:value-type="string">
            <text:p>Minatitlán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table:style-name="ce5" office:value-type="string" calcext:value-type="string">
            <text:p>Minatitlán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Tecoman</text:p>
          </table:table-cell>
          <table:table-cell table:style-name="ce5" office:value-type="string" calcext:value-type="string">
            <text:p>Tecomán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table:style-name="ce5" office:value-type="string" calcext:value-type="string">
            <text:p>Tecomán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Villa de Alvarez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Cuencame</text:p>
          </table:table-cell>
          <table:table-cell table:style-name="ce5" office:value-type="string" calcext:value-type="string">
            <text:p>Cuencamé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table:style-name="ce5" office:value-type="string" calcext:value-type="string">
            <text:p>Cuencamé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rango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Gomez Palacio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Guanacevi</text:p>
          </table:table-cell>
          <table:table-cell table:style-name="ce5" office:value-type="string" calcext:value-type="string">
            <text:p>Guanaceví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table:style-name="ce5" office:value-type="string" calcext:value-type="string">
            <text:p>Guanaceví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Gómez Palacio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Inde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Lerdo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Mapimi</text:p>
          </table:table-cell>
          <table:table-cell table:style-name="ce5" office:value-type="string" calcext:value-type="string">
            <text:p>Mapimí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table:style-name="ce5" office:value-type="string" calcext:value-type="string">
            <text:p>Mapimí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Nombre de Dios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Otaez</text:p>
          </table:table-cell>
          <table:table-cell table:style-name="ce5" office:value-type="string" calcext:value-type="string">
            <text:p>Otáez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table:style-name="ce5" office:value-type="string" calcext:value-type="string">
            <text:p>Otáez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Panuco de Coronado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San Dimas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San Juan del Rio</text:p>
          </table:table-cell>
          <table:table-cell table:style-name="ce5" office:value-type="string" calcext:value-type="string">
            <text:p>San Juan del Río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table:style-name="ce5" office:value-type="string" calcext:value-type="string">
            <text:p>San Juan del Río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Santiago Papasquiaro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Tepehuanes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Tlahualilo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Topia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Abasolo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Allende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Apaseo el Alto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Apaseo el Grande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Celaya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Comonfort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Cortaz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anajuato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Irapuato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Jaral del Progreso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Leon</text:p>
          </table:table-cell>
          <table:table-cell table:style-name="ce5" office:value-type="string" calcext:value-type="string">
            <text:p>León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table:style-name="ce5" office:value-type="string" calcext:value-type="string">
            <text:p>León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Penjamo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Purisima del Rincon</text:p>
          </table:table-cell>
          <table:table-cell table:style-name="ce5" office:value-type="string" calcext:value-type="string">
            <text:p>Purísima del Rincón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table:style-name="ce5" office:value-type="string" calcext:value-type="string">
            <text:p>Purísima del Rincón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Romita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lamanca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lvatierra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n Francisco del Rincon</text:p>
          </table:table-cell>
          <table:table-cell table:style-name="ce5" office:value-type="string" calcext:value-type="string">
            <text:p>San Francisco del Rincón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table:style-name="ce5" office:value-type="string" calcext:value-type="string">
            <text:p>San Francisco del Rincón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n Jose Iturbide</text:p>
          </table:table-cell>
          <table:table-cell table:style-name="ce5" office:value-type="string" calcext:value-type="string">
            <text:p>San José Iturbide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table:style-name="ce5" office:value-type="string" calcext:value-type="string">
            <text:p>San José Iturbide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n Luis de la Paz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n Miguel de Allende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nta Cruz de Juventino Rosas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ilao</text:p>
          </table:table-cell>
          <table:table-cell office:value-type="string" calcext:value-type="string">
            <text:p>Silao de la Victoria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ilao de la Victoria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Villagran</text:p>
          </table:table-cell>
          <table:table-cell table:style-name="ce5" office:value-type="string" calcext:value-type="string">
            <text:p>Villagrán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table:style-name="ce5" office:value-type="string" calcext:value-type="string">
            <text:p>Villagrán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capulco de Juarez</text:p>
          </table:table-cell>
          <table:table-cell table:style-name="ce5" office:value-type="string" calcext:value-type="string">
            <text:p>Acapulco de Juárez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table:style-name="ce5" office:value-type="string" calcext:value-type="string">
            <text:p>Acapulco de Juárez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celia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Chilpancingo de los Bravo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Cocula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Cutzamala de Pinzon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Eduardo Neri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General Heliodoro Castillo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Iguala de la Independencia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La Union de Isidoro Montes de Oca</text:p>
          </table:table-cell>
          <table:table-cell table:style-name="ce5" office:value-type="string" calcext:value-type="string">
            <text:p>La Unión de Isidoro Montes de Oca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table:style-name="ce5" office:value-type="string" calcext:value-type="string">
            <text:p>La Unión de Isidoro Montes de Oca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Taxco de Alarcon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Teloloapa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Acatla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Actopa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Apa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Atitalaqui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Atotonilco de Tul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Emiliano Zapat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Huejutla de Reyes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Huichapa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Lolotl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Metepec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Mineral de la Reform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Molango de Escamill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Nopala de Villagra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Pachuca de Soto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Progreso de Obregon</text:p>
          </table:table-cell>
          <table:table-cell table:style-name="ce5" office:value-type="string" calcext:value-type="string">
            <text:p>Progreso de Obregón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table:style-name="ce5" office:value-type="string" calcext:value-type="string">
            <text:p>Progreso de Obregó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San Agustin Tlaxiac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Santiago de Anay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epeapulco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epeji del Rio de Ocampo</text:p>
          </table:table-cell>
          <table:table-cell table:style-name="ce5" office:value-type="string" calcext:value-type="string">
            <text:p>Tepeji del Río de Ocampo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table:style-name="ce5" office:value-type="string" calcext:value-type="string">
            <text:p>Tepeji del Río de Ocampo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izayuc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laxcoapa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olcayuca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ula de Allende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ulancingo de Bravo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Villa de Tezontepec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Xochicoatlan</text:p>
          </table:table-cell>
          <table:table-cell table:style-name="ce5" office:value-type="string" calcext:value-type="string">
            <text:p>Xochicoatlán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table:style-name="ce5" office:value-type="string" calcext:value-type="string">
            <text:p>Xochicoatlán</text:p>
          </table:table-cell>
          <table:table-cell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Zimapan</text:p>
          </table:table-cell>
          <table:table-cell table:style-name="ce5" office:value-type="string" calcext:value-type="string">
            <text:p>Zimapán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table:style-name="ce5" office:value-type="string" calcext:value-type="string">
            <text:p>Zimapá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catic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catlan de Juarez</text:p>
          </table:table-cell>
          <table:table-cell table:style-name="ce5" office:value-type="string" calcext:value-type="string">
            <text:p>Acatlán de Juárez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Acatlán de Juárez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matitan</text:p>
          </table:table-cell>
          <table:table-cell table:style-name="ce5" office:value-type="string" calcext:value-type="string">
            <text:p>Amatit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Amatitá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mec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randas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totonilco el Alt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utlan de Navarro</text:p>
          </table:table-cell>
          <table:table-cell table:style-name="ce5" office:value-type="string" calcext:value-type="string">
            <text:p>Autlán de Navarro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Autlán de Navarr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yotla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Bolanos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Chapal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EL Arenal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El Salt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Guadalajar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Hostotipaquill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Ixtlahuacan de los Membrillos</text:p>
          </table:table-cell>
          <table:table-cell table:style-name="ce5" office:value-type="string" calcext:value-type="string">
            <text:p>Ixtlahuacán de los Membrillo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Ixtlahuacán de los Membrillos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Jamay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Jilotlan de los Dolores</text:p>
          </table:table-cell>
          <table:table-cell table:style-name="ce5" office:value-type="string" calcext:value-type="string">
            <text:p>Jilotlán de los Dolore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Jilotlán de los Dolores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La Barc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Lagos de Moren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Ocotlan</text:p>
          </table:table-cell>
          <table:table-cell table:style-name="ce5" office:value-type="string" calcext:value-type="string">
            <text:p>Ocotl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Ocotlá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Pihuam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Poncitlan</text:p>
          </table:table-cell>
          <table:table-cell table:style-name="ce5" office:value-type="string" calcext:value-type="string">
            <text:p>Poncitl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Poncitlá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Puerto Vallart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San Juan de los Lagos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San Martin de Bolanos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San Miguel el Alt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San Pedro Tlaquepaque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San Sebastian del Oeste</text:p>
          </table:table-cell>
          <table:table-cell table:style-name="ce5" office:value-type="string" calcext:value-type="string">
            <text:p>San Sebastián del Oeste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San Sebastián del Oeste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al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amazula de Gordian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ecolotlan</text:p>
          </table:table-cell>
          <table:table-cell table:style-name="ce5" office:value-type="string" calcext:value-type="string">
            <text:p>Tecolotl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Tecolotlá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eocuitatlan de Coron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epatitlan de Morelos</text:p>
          </table:table-cell>
          <table:table-cell table:style-name="ce5" office:value-type="string" calcext:value-type="string">
            <text:p>Tepatitlán de Morelo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Tepatitlán de Morelos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equil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lajomulco de Zuniga</text:p>
          </table:table-cell>
          <table:table-cell table:style-name="ce5" office:value-type="string" calcext:value-type="string">
            <text:p>Tlajomulco de Zúñiga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Tlajomulco de Zúñig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laquepaque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oliman</text:p>
          </table:table-cell>
          <table:table-cell table:style-name="ce5" office:value-type="string" calcext:value-type="string">
            <text:p>Tolim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Tolimá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onal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onay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ototla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uxpa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Villa Corona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coalco de Torres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popan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potiltic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potlan el Grande</text:p>
          </table:table-cell>
          <table:table-cell table:style-name="ce5" office:value-type="string" calcext:value-type="string">
            <text:p>Zapotlán el Grande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potlanejo</text:p>
          </table:table-cell>
          <table:table-cell/>
        </table:table-row>
        <table:table-row table:style-name="ro1">
          <table:table-cell office:value-type="string" calcext:value-type="string">
            <text:p>Jalisco</text:p>
          </table:table-cell>
          <table:table-cell table:style-name="ce5" office:value-type="string" calcext:value-type="string">
            <text:p>Zapotlán el Grande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Apatzingan</text:p>
          </table:table-cell>
          <table:table-cell table:style-name="ce5" office:value-type="string" calcext:value-type="string">
            <text:p>Apatzingán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table:style-name="ce5" office:value-type="string" calcext:value-type="string">
            <text:p>Apatzingán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Aquila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Arteaga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Coalcoman de Vazquez Pallares</text:p>
          </table:table-cell>
          <table:table-cell table:style-name="ce5" office:value-type="string" calcext:value-type="string">
            <text:p>Coalcomán de Vázquez Pallares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table:style-name="ce5" office:value-type="string" calcext:value-type="string">
            <text:p>Coalcomán de Vázquez Pallares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Copándar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Cuitze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Ecuandure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Hidalg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Jiquilpan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Jungape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La Piedad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Lagunillas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Lazaro Cardenas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Los Reyes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Lázaro Cárdenas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Mader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Morelia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Nuevo Parangaricutir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Pureper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Salvador Escalante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Tacambaro</text:p>
          </table:table-cell>
          <table:table-cell table:style-name="ce5" office:value-type="string" calcext:value-type="string">
            <text:p>Tacámbaro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table:style-name="ce5" office:value-type="string" calcext:value-type="string">
            <text:p>Tacámbar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Tanhuat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Taretan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Tarimbar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Tocumb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Uruapan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Vista Hermosa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Yurecuaro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Zacapu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Zamora</text:p>
          </table:table-cell>
          <table:table-cell/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Zitacuaro</text:p>
          </table:table-cell>
          <table:table-cell table:style-name="ce5" office:value-type="string" calcext:value-type="string">
            <text:p>Zitácuaro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table:style-name="ce5" office:value-type="string" calcext:value-type="string">
            <text:p>Zitácuaro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Atlatlahucan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Ayala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Cuautla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Cuernavaca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Emiliano Zapata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Jiutepec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Puente de Ixtla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Tlaltizapan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Xochitepec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Yautepec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Yecapixtla</text:p>
          </table:table-cell>
          <table:table-cell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Zacatepec de Hidalg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cambay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colm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lmoloya de Juarez</text:p>
          </table:table-cell>
          <table:table-cell table:style-name="ce5" office:value-type="string" calcext:value-type="string">
            <text:p>Almoloya de Juárez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Almoloya de Juárez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mecamec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pax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tizapan</text:p>
          </table:table-cell>
          <table:table-cell office:value-type="string" calcext:value-type="string">
            <text:p>Atizapán de Zaragoza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tizapan de Zaragoza</text:p>
          </table:table-cell>
          <table:table-cell office:value-type="string" calcext:value-type="string">
            <text:p>Atizapán de Zaragoza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Atizapán de Zaragoz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tlacomul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xapus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alimay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apulhua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hal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hapa de Mot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hiautl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hicoloap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himalhuac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oacalco de Berriozabal</text:p>
          </table:table-cell>
          <table:table-cell table:style-name="ce5" office:value-type="string" calcext:value-type="string">
            <text:p>Coacalco de Berriozábal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Coacalco de Berriozábal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oyotepe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uautitlan</text:p>
          </table:table-cell>
          <table:table-cell office:value-type="string" calcext:value-type="string">
            <text:p>Cuautitlán Izcalli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uautitlan Izcalli</text:p>
          </table:table-cell>
          <table:table-cell office:value-type="string" calcext:value-type="string">
            <text:p>Cuautitlán Izcalli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uautitlán</text:p>
          </table:table-cell>
          <table:table-cell office:value-type="string" calcext:value-type="string">
            <text:p>Cuautitlán Izcalli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Cuautitlán Izcalli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Ecatepec de Morelos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Huehuetoc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Hueypoxtl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Huixquiluc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Ixtapaluc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Ixtlahuac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Jilotepe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Jocotitlan</text:p>
          </table:table-cell>
          <table:table-cell table:style-name="ce5" office:value-type="string" calcext:value-type="string">
            <text:p>Jocotitlán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Jocotitlá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La Paz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Lerm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Metepe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Morelos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Naucalpan de Juarez</text:p>
          </table:table-cell>
          <table:table-cell table:style-name="ce5" office:value-type="string" calcext:value-type="string">
            <text:p>Naucalpan de Juárez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Naucalpan de Juárez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Nextlalp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Nezahualcoyotl</text:p>
          </table:table-cell>
          <table:table-cell office:value-type="string" calcext:value-type="string">
            <text:p>Nezahualcóyotl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Nezahualcóyotl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Nicolas Romer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Ocoyoaca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San Felipe del Progres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San Martin de las Piramides</text:p>
          </table:table-cell>
          <table:table-cell table:style-name="ce5" office:value-type="string" calcext:value-type="string">
            <text:p>San Martín de las Pirámides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San Martín de las Pirámides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San Mateo Aten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Soyaniquilpan de Juarez</text:p>
          </table:table-cell>
          <table:table-cell office:value-type="string" calcext:value-type="string">
            <text:p>Soyaniquilpan de Juárez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Soyaniquilpan de Juárez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camac</text:p>
          </table:table-cell>
          <table:table-cell office:value-type="string" calcext:value-type="string">
            <text:p>Tecámac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Tecáma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mascalcing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mascaltepe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nancing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nango del Valle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oloyuc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otihuacan</text:p>
          </table:table-cell>
          <table:table-cell office:value-type="string" calcext:value-type="string">
            <text:p>Teotihuacán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Teotihuacá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petlaoxto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potzotlan</text:p>
          </table:table-cell>
          <table:table-cell office:value-type="string" calcext:value-type="string">
            <text:p>Tepotzotlán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Tepotzotlá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xco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zoyuc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ianguisten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lalmanal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lalnepantla de Baz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oluca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ultitlan</text:p>
          </table:table-cell>
          <table:table-cell office:value-type="string" calcext:value-type="string">
            <text:p>Tultitlán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style-name="ce5" office:value-type="string" calcext:value-type="string">
            <text:p>Tultitlá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Valle de Brav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Valle de Chalco Solidaridad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Villa Guerrer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Villa de Allende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Xalatlaco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Xonacatl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Zacazonap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Zacualpan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Zinacantepec</text:p>
          </table:table-cell>
          <table:table-cell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Zumpango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Acaponeta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Bahia de Banderas</text:p>
          </table:table-cell>
          <table:table-cell table:style-name="ce5" office:value-type="string" calcext:value-type="string">
            <text:p>Bahía de Banderas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table:style-name="ce5" office:value-type="string" calcext:value-type="string">
            <text:p>Bahía de Banderas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Del Nayar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La Yesca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San Blas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San Pedro Lagunillas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Santa Maria del Oro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Tepic</text:p>
          </table:table-cell>
          <table:table-cell/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Xalisco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Abasolo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Allende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Anahuac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Apodac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Aramberri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Cadereyta Jimenez</text:p>
          </table:table-cell>
          <table:table-cell table:style-name="ce5" office:value-type="string" calcext:value-type="string">
            <text:p>Cadereyta Jiménez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table:style-name="ce5" office:value-type="string" calcext:value-type="string">
            <text:p>Cadereyta Jiménez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Carmen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Cienega de Flores</text:p>
          </table:table-cell>
          <table:table-cell table:style-name="ce5" office:value-type="string" calcext:value-type="string">
            <text:p>Ciénega de Flores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table:style-name="ce5" office:value-type="string" calcext:value-type="string">
            <text:p>Ciénega de Flores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Doctor González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Dr. Arroyo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Dr. Gonzalez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El Carmen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arci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table:style-name="ce5" office:value-type="string" calcext:value-type="string">
            <text:p>General Escobedo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table:style-name="ce5" office:value-type="string" calcext:value-type="string">
            <text:p>General Zuazu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ral. <text:s/>Escobedo</text:p>
          </table:table-cell>
          <table:table-cell table:style-name="ce5" office:value-type="string" calcext:value-type="string">
            <text:p>General Escobedo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ral. <text:s/>Zuazua</text:p>
          </table:table-cell>
          <table:table-cell table:style-name="ce5" office:value-type="string" calcext:value-type="string">
            <text:p>General Zuazua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ral. Bravo</text:p>
          </table:table-cell>
          <table:table-cell table:style-name="ce5" office:value-type="string" calcext:value-type="string">
            <text:p>General Bravo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ral. Escobedo</text:p>
          </table:table-cell>
          <table:table-cell office:value-type="string" calcext:value-type="string">
            <text:p>General Escobedo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uadalupe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Hidalgo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Higueras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Juarez</text:p>
          </table:table-cell>
          <table:table-cell table:style-name="ce5" office:value-type="string" calcext:value-type="string">
            <text:p>Juárez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table:style-name="ce5" office:value-type="string" calcext:value-type="string">
            <text:p>Juárez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Lampazos de Naranjo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Linares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Los Herreras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Los Ramones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Min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Montemorelos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Monterrey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Pesqueri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Pesquerí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Sabinas Hidalgo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Salinas Victori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San Nicolas de los Garza</text:p>
          </table:table-cell>
          <table:table-cell office:value-type="string" calcext:value-type="string">
            <text:p>San Nicolás de los Garza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table:style-name="ce5" office:value-type="string" calcext:value-type="string">
            <text:p>San Nicolás de los Garz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San Pedro Garza Garcia</text:p>
          </table:table-cell>
          <table:table-cell office:value-type="string" calcext:value-type="string">
            <text:p>San Pedro Garza García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table:style-name="ce5" office:value-type="string" calcext:value-type="string">
            <text:p>San Pedro Garza García</text:p>
          </table:table-cell>
          <table:table-cell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Santa Catarina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Acatlan de Perez Figueroa</text:p>
          </table:table-cell>
          <table:table-cell office:value-type="string" calcext:value-type="string">
            <text:p>Acatlán de Pérez Figueroa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table:style-name="ce5" office:value-type="string" calcext:value-type="string">
            <text:p>Acatlán de Pérez Figueroa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Cosolapa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El Barrio de la Soledad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Guadalupe Etla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Juchitan de Zaragoza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aca de Juarez</text:p>
          </table:table-cell>
          <table:table-cell office:value-type="string" calcext:value-type="string">
            <text:p>Oaxaca de Juárez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table:style-name="ce5" office:value-type="string" calcext:value-type="string">
            <text:p>Oaxaca de Juárez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lina Cruz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 Juan Bautista Tuxtepec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 Lorenzo Cacaotepec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 Pablo Etla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 Pedro Mixtepec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 Pedro Totolapa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 Pedro y San Pablo Teposcolula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ta Cruz Xoxocotlan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ta Maria Huatulco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ta Maria del Tule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to Domingo Tehuantepec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Tlalixtac de Cabrer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Acajete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Ahuazotepec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Amozoc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Atzal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Chalchicomula de Sesm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Chietl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Coronango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Cuautinchán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Cuautlancingo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Huejotzingo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Izúcar de Matamoros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Nopalucan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almar de Brav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ebl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Rafael Lara Grajales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San Andrés Cholul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San José Chiap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San Martín Texmelucan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San Miguel Xoxtl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San Salvador Huixcolotl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Tehuacán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Tepanco de López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Tepeaca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Tlahuapan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Xiutetelco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Yehualtepec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Amealco de Bonfil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Cadereyta de Montes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ón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table:style-name="ce5" office:value-type="string" calcext:value-type="string">
            <text:p>Colón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Corregidora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El Marques</text:p>
          </table:table-cell>
          <table:table-cell office:value-type="string" calcext:value-type="string">
            <text:p>El Marqués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table:style-name="ce5" office:value-type="string" calcext:value-type="string">
            <text:p>El Marqués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Ezequiel Montes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Huimilpan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Pedro Escobedo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ueretaro</text:p>
          </table:table-cell>
          <table:table-cell office:value-type="string" calcext:value-type="string">
            <text:p>Querétaro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table:style-name="ce5" office:value-type="string" calcext:value-type="string">
            <text:p>Querétaro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San Joaquin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San Juan del Rio</text:p>
          </table:table-cell>
          <table:table-cell office:value-type="string" calcext:value-type="string">
            <text:p>San Juan del Río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table:style-name="ce5" office:value-type="string" calcext:value-type="string">
            <text:p>San Juan del Río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Tequisquiapan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Toliman</text:p>
          </table:table-cell>
          <table:table-cell table:style-name="ce5" office:value-type="string" calcext:value-type="string">
            <text:p>Tolimán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table:style-name="ce5" office:value-type="string" calcext:value-type="string">
            <text:p>Tolimán</text:p>
          </table:table-cell>
          <table:table-cell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Benito Juarez</text:p>
          </table:table-cell>
          <table:table-cell office:value-type="string" calcext:value-type="string">
            <text:p>Benito Juárez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table:style-name="ce5" office:value-type="string" calcext:value-type="string">
            <text:p>Benito Juárez</text:p>
          </table:table-cell>
          <table:table-cell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Cozumel</text:p>
          </table:table-cell>
          <table:table-cell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Isla Mujeres</text:p>
          </table:table-cell>
          <table:table-cell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Lazaro Cardenas</text:p>
          </table:table-cell>
          <table:table-cell office:value-type="string" calcext:value-type="string">
            <text:p>Lázaro Cárdenas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table:style-name="ce5" office:value-type="string" calcext:value-type="string">
            <text:p>Lázaro Cárdenas</text:p>
          </table:table-cell>
          <table:table-cell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Othon P. Blanco</text:p>
          </table:table-cell>
          <table:table-cell office:value-type="string" calcext:value-type="string">
            <text:p>Othón P. Blanco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table:style-name="ce5" office:value-type="string" calcext:value-type="string">
            <text:p>Othón P. Blanco</text:p>
          </table:table-cell>
          <table:table-cell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Solidaridad</text:p>
          </table:table-cell>
          <table:table-cell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Tulum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Cerritos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Cerro de San Pedro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Charcas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Ciudad Valles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Ebano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El Naranjo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Huehuetlan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Matehuala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Mexquitic de Carmona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Moctezuma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Rioverde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an Luis Potosi</text:p>
          </table:table-cell>
          <table:table-cell office:value-type="string" calcext:value-type="string">
            <text:p>San Luis Potosí</text:p>
          </table:table-cell>
        </table:table-row>
        <table:table-row table:style-name="ro1">
          <table:table-cell office:value-type="string" calcext:value-type="string">
            <text:p>San Luis Potosí</text:p>
          </table:table-cell>
          <table:table-cell table:style-name="ce5" office:value-type="string" calcext:value-type="string">
            <text:p>San Luis Potosí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oledad de Graciano Sanchez</text:p>
          </table:table-cell>
          <table:table-cell office:value-type="string" calcext:value-type="string">
            <text:p>Soledad de Graciano Sánchez</text:p>
          </table:table-cell>
        </table:table-row>
        <table:table-row table:style-name="ro1">
          <table:table-cell office:value-type="string" calcext:value-type="string">
            <text:p>San Luis Potosí</text:p>
          </table:table-cell>
          <table:table-cell table:style-name="ce5" office:value-type="string" calcext:value-type="string">
            <text:p>Soledad de Graciano Sánchez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Tamasopo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Tamazunchale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Tamuin</text:p>
          </table:table-cell>
          <table:table-cell office:value-type="string" calcext:value-type="string">
            <text:p>Tamuín</text:p>
          </table:table-cell>
        </table:table-row>
        <table:table-row table:style-name="ro1">
          <table:table-cell office:value-type="string" calcext:value-type="string">
            <text:p>San Luis Potosí</text:p>
          </table:table-cell>
          <table:table-cell table:style-name="ce5" office:value-type="string" calcext:value-type="string">
            <text:p>Tamuín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Venado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Villa Hidalgo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Villa de Reyes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Villa de la Paz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Zaragoza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Ahome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Badiraguato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Choix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Cosala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Culiacan</text:p>
          </table:table-cell>
          <table:table-cell office:value-type="string" calcext:value-type="string">
            <text:p>Culiacán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table:style-name="ce5" office:value-type="string" calcext:value-type="string">
            <text:p>Culiacán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El Fuerte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Mazatlán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table:style-name="ce5" office:value-type="string" calcext:value-type="string">
            <text:p>Mazatlán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Mocorito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Navolato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Rosario</text:p>
          </table:table-cell>
          <table:table-cell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Salvador Alvarad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nalo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Agua Priet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Alamos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Altar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Banamichi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Caborc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Cajeme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Canane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Cucurpe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Cumpas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Empalme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Guaymas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Hermosillo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Huatabampo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La Colorad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Magdalen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Naco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Nacozari de Garcia</text:p>
          </table:table-cell>
          <table:table-cell office:value-type="string" calcext:value-type="string">
            <text:p>Nacozari de García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table:style-name="ce5" office:value-type="string" calcext:value-type="string">
            <text:p>Nacozari de Garcí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Navojo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Nogales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Pitiquito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Puerto Penasco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Rosario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ahuarip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an Luis Rio Colorado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anta An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anta Cruz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oyopa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uaqui Grande</text:p>
          </table:table-cell>
          <table:table-cell/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Yecora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ardenas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entla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entro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omalcalco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unduacan</text:p>
          </table:table-cell>
          <table:table-cell office:value-type="string" calcext:value-type="string">
            <text:p>Cunduacán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table:style-name="ce5" office:value-type="string" calcext:value-type="string">
            <text:p>Cunduacán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árdenas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Emiliano Zapata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Huimanguillo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Jalapa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Jalpa de Mendez</text:p>
          </table:table-cell>
          <table:table-cell office:value-type="string" calcext:value-type="string">
            <text:p>Jalpa de Méndez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table:style-name="ce5" office:value-type="string" calcext:value-type="string">
            <text:p>Jalpa de Méndez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Jonuta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Macuspana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Nacajuca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Paraiso</text:p>
          </table:table-cell>
          <table:table-cell office:value-type="string" calcext:value-type="string">
            <text:p>Paraíso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table:style-name="ce5" office:value-type="string" calcext:value-type="string">
            <text:p>Paraíso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Teapa</text:p>
          </table:table-cell>
          <table:table-cell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Tenosique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Antiguo Morelos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Camargo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Ciudad Madero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El Mante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Hidalgo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Jaumave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Llera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Matamoros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Mier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Miguel Aleman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Nuevo Laredo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Reynosa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Rio Bravo</text:p>
          </table:table-cell>
          <table:table-cell office:value-type="string" calcext:value-type="string">
            <text:p>Río Bravo</text:p>
          </table:table-cell>
        </table:table-row>
        <table:table-row table:style-name="ro1">
          <table:table-cell office:value-type="string" calcext:value-type="string">
            <text:p>Tamaulipas</text:p>
          </table:table-cell>
          <table:table-cell table:style-name="ce5" office:value-type="string" calcext:value-type="string">
            <text:p>Río Bravo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San Fernando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Soto la Marina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Tampico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Valle Hermoso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Xicotencatl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Acuamanala de Miguel Hidalgo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Apetatitlan de Antonio Carvajal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Apizaco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Atlangatepec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Calpulalpan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Cuapiaxtla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El Carmen Tequexquitla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Huamantla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Ixtacuixtla de Mariano Matamoros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Ixtenco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La Magdalena Tlaltelulco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Mazatecochco de Jose Maria Morelos</text:p>
          </table:table-cell>
          <table:table-cell office:value-type="string" calcext:value-type="string">
            <text:p>Mazatecochco de José María Morelos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table:style-name="ce5" office:value-type="string" calcext:value-type="string">
            <text:p>Mazatecochco de José María Morelos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Nativitas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Papalotla de Xicohtencatl</text:p>
          </table:table-cell>
          <table:table-cell table:style-name="ce5" office:value-type="string" calcext:value-type="string">
            <text:p>Papalotla de Xicohténcatl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table:style-name="ce5" office:value-type="string" calcext:value-type="string">
            <text:p>Papalotla de Xicohténcatl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San Pablo del Monte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Santa Cruz Tlaxcala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Santa Isabel Xiloxoxtla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eolocholco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epeyanco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etla de la Solidarida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laxcala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laxco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zompantepec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Xaloztoc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Xicohtzinco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Yauhquemecan</text:p>
          </table:table-cell>
          <table:table-cell office:value-type="string" calcext:value-type="string">
            <text:p>Yauhquemehcan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table:style-name="ce5" office:value-type="string" calcext:value-type="string">
            <text:p>Yauhquemehcan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Ziltlaltépec de Trinidad Sánchez Santos</text:p>
          </table:table-cell>
          <table:table-cell table:style-name="ce5" office:value-type="string" calcext:value-type="string">
            <text:p>Zitlaltepec de Trinidad Sanchez Santos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table:style-name="ce5" office:value-type="string" calcext:value-type="string">
            <text:p>Zitlaltepec de Trinidad Sanchez Santo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cayuca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gua Dulce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lto Lucero de Gutierrez Barrios</text:p>
          </table:table-cell>
          <table:table-cell office:value-type="string" calcext:value-type="string">
            <text:p>Alto Lucero de Gutiérrez Barrios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table:style-name="ce5" office:value-type="string" calcext:value-type="string">
            <text:p>Alto Lucero de Gutiérrez Barrio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lvarad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matitlan</text:p>
          </table:table-cell>
          <table:table-cell table:style-name="ce5" office:value-type="string" calcext:value-type="string">
            <text:p>Amatitl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table:style-name="ce5" office:value-type="string" calcext:value-type="string">
            <text:p>Amatitlá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matlan de los Reyes</text:p>
          </table:table-cell>
          <table:table-cell office:value-type="string" calcext:value-type="string">
            <text:p>Amatlán de los Reyes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table:style-name="ce5" office:value-type="string" calcext:value-type="string">
            <text:p>Amatlán de los Reye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pazapa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toyac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Boca del Rio</text:p>
          </table:table-cell>
          <table:table-cell office:value-type="string" calcext:value-type="string">
            <text:p>Boca del Río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table:style-name="ce5" office:value-type="string" calcext:value-type="string">
            <text:p>Boca del Rí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arlos A. Carrill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erro Azul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hacaltiangui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hinamec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oatepec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oatzacoalco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oatzintl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ordob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osamaloapan de Carpi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osoleacaque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otaxtl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uichap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uitlahuac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uitláhuac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Córdob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El Hig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Fortin</text:p>
          </table:table-cell>
          <table:table-cell office:value-type="string" calcext:value-type="string">
            <text:p>Fortí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table:style-name="ce5" office:value-type="string" calcext:value-type="string">
            <text:p>Fortí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Hidalgotitla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Hueyapan de Ocamp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Isl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Ixhuatlan del Sureste</text:p>
          </table:table-cell>
          <table:table-cell office:value-type="string" calcext:value-type="string">
            <text:p>Ixhuatlán del Sureste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Ixhuatlán del Sureste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Ixtaczoquitlan</text:p>
          </table:table-cell>
          <table:table-cell office:value-type="string" calcext:value-type="string">
            <text:p>Ixtaczoquitl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Ixtaczoquitlá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Jalacing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Jaltipan</text:p>
          </table:table-cell>
          <table:table-cell office:value-type="string" calcext:value-type="string">
            <text:p>Jáltipa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Jáltipa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La Antigu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Las Choapa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Lerdo de Tejad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anlio Fabio Altamiran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artinez de la Torre</text:p>
          </table:table-cell>
          <table:table-cell office:value-type="string" calcext:value-type="string">
            <text:p>Martínez de la Torre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artínez de la Torre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edellí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inatitlan</text:p>
          </table:table-cell>
          <table:table-cell office:value-type="string" calcext:value-type="string">
            <text:p>Minatitl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inatitlá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oloacan</text:p>
          </table:table-cell>
          <table:table-cell office:value-type="string" calcext:value-type="string">
            <text:p>Moloac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oloacá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Nanchital de Lazaro Cardenas del Rio</text:p>
          </table:table-cell>
          <table:table-cell office:value-type="string" calcext:value-type="string">
            <text:p>Nanchital de Lázaro Cárdenas del Río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Nanchital de Lázaro Cárdenas del Rí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Naolinc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Nogale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Orizab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Panuc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Paso de Oveja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Paso del Mach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Perote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Poza Rica de Hidalg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Pueblo Viej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Pánuc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Rio Blanco</text:p>
          </table:table-cell>
          <table:table-cell office:value-type="string" calcext:value-type="string">
            <text:p>Río Blanco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Río Blanco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San Andres Tuxtla</text:p>
          </table:table-cell>
          <table:table-cell office:value-type="string" calcext:value-type="string">
            <text:p>San Andrés Tuxtla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San Andrés Tuxtl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San Juan Evangelist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San Rafael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antoyuc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emapache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ezonap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ierra Blanc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ihuatlan</text:p>
          </table:table-cell>
          <table:table-cell office:value-type="string" calcext:value-type="string">
            <text:p>Tihuatl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ihuatlá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lalnelhuayoca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lapacoya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res Valles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uxpam</text:p>
          </table:table-cell>
          <table:table-cell office:value-type="string" calcext:value-type="string">
            <text:p>Tuxpa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uxpa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Ursulo Galvan</text:p>
          </table:table-cell>
          <table:table-cell office:value-type="string" calcext:value-type="string">
            <text:p>Ursulo Galv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Ursulo Galván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Uxpanap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Veracruz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Xalapa</text:p>
          </table:table-cell>
          <table:table-cell/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Álamo Temapache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Abalá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Abalá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Acanceh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Baca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Cacalchen</text:p>
          </table:table-cell>
          <table:table-cell office:value-type="string" calcext:value-type="string">
            <text:p>Cacalché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Cacalchén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Chapab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Chicxulub Pueblo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Chumayel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Conkal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Cuzama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ocaba</text:p>
          </table:table-cell>
          <table:table-cell office:value-type="string" calcext:value-type="string">
            <text:p>Hocabá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ocabá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octun</text:p>
          </table:table-cell>
          <table:table-cell office:value-type="string" calcext:value-type="string">
            <text:p>Hoctú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octún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unucma</text:p>
          </table:table-cell>
          <table:table-cell office:value-type="string" calcext:value-type="string">
            <text:p>Hunucmá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unucmá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Izamal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Kanasin</text:p>
          </table:table-cell>
          <table:table-cell office:value-type="string" calcext:value-type="string">
            <text:p>Kanasí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Kanasín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Kantunil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Kinchil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Kopoma</text:p>
          </table:table-cell>
          <table:table-cell office:value-type="string" calcext:value-type="string">
            <text:p>Kopomá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Kopomá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Mama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Maxcanu</text:p>
          </table:table-cell>
          <table:table-cell office:value-type="string" calcext:value-type="string">
            <text:p>Maxcanú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Maxcanú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Merida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Muna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Muxupip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Mérida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Opichen</text:p>
          </table:table-cell>
          <table:table-cell office:value-type="string" calcext:value-type="string">
            <text:p>Opiché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Opichén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Progreso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Santa Elena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Seye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Sotuta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ahmek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abo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coh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kal de Venegas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kanto</text:p>
          </table:table-cell>
          <table:table-cell office:value-type="string" calcext:value-type="string">
            <text:p>Tekantó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kantó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kax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pakan</text:p>
          </table:table-cell>
          <table:table-cell office:value-type="string" calcext:value-type="string">
            <text:p>Tepaká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pakán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icul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ixkokob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ixmehuac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ixpehual</text:p>
          </table:table-cell>
          <table:table-cell office:value-type="string" calcext:value-type="string">
            <text:p>Tixpéhual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ixpéhual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izimin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Uman</text:p>
          </table:table-cell>
          <table:table-cell office:value-type="string" calcext:value-type="string">
            <text:p>Umá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Umán</text:p>
          </table:table-cell>
          <table:table-cell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Valladolid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Calera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Chalchihuites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Concepcion del Oro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Fresnillo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General Panfilo Natera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Guadalupe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Mazapil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Miguel Auza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Morelos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Nochistlan de Mejia</text:p>
          </table:table-cell>
          <table:table-cell office:value-type="string" calcext:value-type="string">
            <text:p>Nochistlán de Mejía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Nochistlán de Mejía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Noria de angeles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Ojocaliente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Sombrerete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Vetagrande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Villanuev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acatecas</text:p>
          </table:table-cell>
          <table:table-cell/>
        </table:table-row>
      </table:table>
      <table:table table:name="actualizar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Jesus Maria</text:p>
          </table:table-cell>
          <table:table-cell table:style-name="ce5" office:value-type="string" calcext:value-type="string">
            <text:p>Jesús María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Rincon de Romos</text:p>
          </table:table-cell>
          <table:table-cell table:style-name="ce5" office:value-type="string" calcext:value-type="string">
            <text:p>Rincón de Romos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Comondu</text:p>
          </table:table-cell>
          <table:table-cell table:style-name="ce5" office:value-type="string" calcext:value-type="string">
            <text:p>Comondú</text:p>
          </table:table-cell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Champoton</text:p>
          </table:table-cell>
          <table:table-cell table:style-name="ce5" office:value-type="string" calcext:value-type="string">
            <text:p>Champotón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Benemerito de las Americas</text:p>
          </table:table-cell>
          <table:table-cell table:style-name="ce5" office:value-type="string" calcext:value-type="string">
            <text:p>Benemérito de las Américas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Juarez</text:p>
          </table:table-cell>
          <table:table-cell table:style-name="ce5" office:value-type="string" calcext:value-type="string">
            <text:p>Juárez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Ostuacan</text:p>
          </table:table-cell>
          <table:table-cell table:style-name="ce5" office:value-type="string" calcext:value-type="string">
            <text:p>Ostuacán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Tuxtla Gutierrez</text:p>
          </table:table-cell>
          <table:table-cell table:style-name="ce5" office:value-type="string" calcext:value-type="string">
            <text:p>Tuxtla Gutiérrez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Aquiles Serdan</text:p>
          </table:table-cell>
          <table:table-cell table:style-name="ce5" office:value-type="string" calcext:value-type="string">
            <text:p>Aquiles Serdán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Ascension</text:p>
          </table:table-cell>
          <table:table-cell table:style-name="ce5" office:value-type="string" calcext:value-type="string">
            <text:p>Ascensión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nipas</text:p>
          </table:table-cell>
          <table:table-cell table:style-name="ce5" office:value-type="string" calcext:value-type="string">
            <text:p>Chínipas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uauhtemoc</text:p>
          </table:table-cell>
          <table:table-cell table:style-name="ce5" office:value-type="string" calcext:value-type="string">
            <text:p>Cuauhtémoc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Juárez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Satevo</text:p>
          </table:table-cell>
          <table:table-cell table:style-name="ce5" office:value-type="string" calcext:value-type="string">
            <text:p>Satevó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Benito Juarez</text:p>
          </table:table-cell>
          <table:table-cell table:style-name="ce5" office:value-type="string" calcext:value-type="string">
            <text:p>Benito Juárez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oyoacan</text:p>
          </table:table-cell>
          <table:table-cell table:style-name="ce5" office:value-type="string" calcext:value-type="string">
            <text:p>Coyoacán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uauhtemoc</text:p>
          </table:table-cell>
          <table:table-cell table:style-name="ce5" office:value-type="string" calcext:value-type="string">
            <text:p>Cuauhtémoc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Acuna</text:p>
          </table:table-cell>
          <table:table-cell office:value-type="string" calcext:value-type="string">
            <text:p>Acuña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Castanos</text:p>
          </table:table-cell>
          <table:table-cell table:style-name="ce5" office:value-type="string" calcext:value-type="string">
            <text:p>Castaños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Cuatrocienegas</text:p>
          </table:table-cell>
          <table:table-cell table:style-name="ce5" office:value-type="string" calcext:value-type="string">
            <text:p>Cuatro Ciénegas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string" calcext:value-type="string">
            <text:p>Torreon</text:p>
          </table:table-cell>
          <table:table-cell table:style-name="ce5" office:value-type="string" calcext:value-type="string">
            <text:p>Torreón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uauhtemoc</text:p>
          </table:table-cell>
          <table:table-cell table:style-name="ce5" office:value-type="string" calcext:value-type="string">
            <text:p>Cuauhtémoc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Ixtlahuacan</text:p>
          </table:table-cell>
          <table:table-cell table:style-name="ce5" office:value-type="string" calcext:value-type="string">
            <text:p>Ixtlahuacán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Minatitlan</text:p>
          </table:table-cell>
          <table:table-cell table:style-name="ce5" office:value-type="string" calcext:value-type="string">
            <text:p>Minatitlán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Tecoman</text:p>
          </table:table-cell>
          <table:table-cell table:style-name="ce5" office:value-type="string" calcext:value-type="string">
            <text:p>Tecomán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Cuencame</text:p>
          </table:table-cell>
          <table:table-cell table:style-name="ce5" office:value-type="string" calcext:value-type="string">
            <text:p>Cuencamé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Guanacevi</text:p>
          </table:table-cell>
          <table:table-cell table:style-name="ce5" office:value-type="string" calcext:value-type="string">
            <text:p>Guanaceví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Mapimi</text:p>
          </table:table-cell>
          <table:table-cell table:style-name="ce5" office:value-type="string" calcext:value-type="string">
            <text:p>Mapimí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Otaez</text:p>
          </table:table-cell>
          <table:table-cell table:style-name="ce5" office:value-type="string" calcext:value-type="string">
            <text:p>Otáez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San Juan del Rio</text:p>
          </table:table-cell>
          <table:table-cell table:style-name="ce5" office:value-type="string" calcext:value-type="string">
            <text:p>San Juan del Río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Leon</text:p>
          </table:table-cell>
          <table:table-cell table:style-name="ce5" office:value-type="string" calcext:value-type="string">
            <text:p>León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Purisima del Rincon</text:p>
          </table:table-cell>
          <table:table-cell table:style-name="ce5" office:value-type="string" calcext:value-type="string">
            <text:p>Purísima del Rincón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n Francisco del Rincon</text:p>
          </table:table-cell>
          <table:table-cell table:style-name="ce5" office:value-type="string" calcext:value-type="string">
            <text:p>San Francisco del Rincón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n Jose Iturbide</text:p>
          </table:table-cell>
          <table:table-cell table:style-name="ce5" office:value-type="string" calcext:value-type="string">
            <text:p>San José Iturbide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ilao</text:p>
          </table:table-cell>
          <table:table-cell office:value-type="string" calcext:value-type="string">
            <text:p>Silao de la Victoria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Villagran</text:p>
          </table:table-cell>
          <table:table-cell table:style-name="ce5" office:value-type="string" calcext:value-type="string">
            <text:p>Villagrán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capulco de Juarez</text:p>
          </table:table-cell>
          <table:table-cell table:style-name="ce5" office:value-type="string" calcext:value-type="string">
            <text:p>Acapulco de Juárez</text:p>
          </table:table-cell>
        </table:table-row>
        <table:table-row table:style-name="ro1">
          <table:table-cell table:style-name="ce6" office:value-type="string" calcext:value-type="string">
            <text:p>Guerrero</text:p>
          </table:table-cell>
          <table:table-cell office:value-type="string" calcext:value-type="string">
            <text:p>La Union de Isidoro Montes de Oca</text:p>
          </table:table-cell>
          <table:table-cell office:value-type="string" calcext:value-type="string">
            <text:p>La Unión de Isidoro Montes de Oca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Progreso de Obregon</text:p>
          </table:table-cell>
          <table:table-cell table:style-name="ce5" office:value-type="string" calcext:value-type="string">
            <text:p>Progreso de Obregón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epeji del Rio de Ocampo</text:p>
          </table:table-cell>
          <table:table-cell table:style-name="ce5" office:value-type="string" calcext:value-type="string">
            <text:p>Tepeji del Río de Ocampo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Xochicoatlan</text:p>
          </table:table-cell>
          <table:table-cell table:style-name="ce5" office:value-type="string" calcext:value-type="string">
            <text:p>Xochicoatlán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Zimapan</text:p>
          </table:table-cell>
          <table:table-cell table:style-name="ce5" office:value-type="string" calcext:value-type="string">
            <text:p>Zimap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catlan de Juarez</text:p>
          </table:table-cell>
          <table:table-cell table:style-name="ce5" office:value-type="string" calcext:value-type="string">
            <text:p>Acatlán de Juárez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matitan</text:p>
          </table:table-cell>
          <table:table-cell table:style-name="ce5" office:value-type="string" calcext:value-type="string">
            <text:p>Amatit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utlan de Navarro</text:p>
          </table:table-cell>
          <table:table-cell table:style-name="ce5" office:value-type="string" calcext:value-type="string">
            <text:p>Autlán de Navarro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Ixtlahuacan de los Membrillos</text:p>
          </table:table-cell>
          <table:table-cell table:style-name="ce5" office:value-type="string" calcext:value-type="string">
            <text:p>Ixtlahuacán de los Membrillo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Jilotlan de los Dolores</text:p>
          </table:table-cell>
          <table:table-cell table:style-name="ce5" office:value-type="string" calcext:value-type="string">
            <text:p>Jilotlán de los Dolore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Ocotlan</text:p>
          </table:table-cell>
          <table:table-cell table:style-name="ce5" office:value-type="string" calcext:value-type="string">
            <text:p>Ocotl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Poncitlan</text:p>
          </table:table-cell>
          <table:table-cell table:style-name="ce5" office:value-type="string" calcext:value-type="string">
            <text:p>Poncitl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San Sebastian del Oeste</text:p>
          </table:table-cell>
          <table:table-cell table:style-name="ce5" office:value-type="string" calcext:value-type="string">
            <text:p>San Sebastián del Oeste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ecolotlan</text:p>
          </table:table-cell>
          <table:table-cell table:style-name="ce5" office:value-type="string" calcext:value-type="string">
            <text:p>Tecolotl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epatitlan de Morelos</text:p>
          </table:table-cell>
          <table:table-cell table:style-name="ce5" office:value-type="string" calcext:value-type="string">
            <text:p>Tepatitlán de Morelo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lajomulco de Zuniga</text:p>
          </table:table-cell>
          <table:table-cell table:style-name="ce5" office:value-type="string" calcext:value-type="string">
            <text:p>Tlajomulco de Zúñiga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oliman</text:p>
          </table:table-cell>
          <table:table-cell table:style-name="ce5" office:value-type="string" calcext:value-type="string">
            <text:p>Tolim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potlan el Grande</text:p>
          </table:table-cell>
          <table:table-cell table:style-name="ce5" office:value-type="string" calcext:value-type="string">
            <text:p>Zapotlán el Grande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Apatzingan</text:p>
          </table:table-cell>
          <table:table-cell table:style-name="ce5" office:value-type="string" calcext:value-type="string">
            <text:p>Apatzingán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Coalcoman de Vazquez Pallares</text:p>
          </table:table-cell>
          <table:table-cell table:style-name="ce5" office:value-type="string" calcext:value-type="string">
            <text:p>Coalcomán de Vázquez Pallares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Tacambaro</text:p>
          </table:table-cell>
          <table:table-cell table:style-name="ce5" office:value-type="string" calcext:value-type="string">
            <text:p>Tacámbaro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string" calcext:value-type="string">
            <text:p>Zitacuaro</text:p>
          </table:table-cell>
          <table:table-cell table:style-name="ce5" office:value-type="string" calcext:value-type="string">
            <text:p>Zitácuaro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lmoloya de Juarez</text:p>
          </table:table-cell>
          <table:table-cell table:style-name="ce5" office:value-type="string" calcext:value-type="string">
            <text:p>Almoloya de Juárez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tizapan</text:p>
          </table:table-cell>
          <table:table-cell office:value-type="string" calcext:value-type="string">
            <text:p>Atizapán de Zaragoza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tizapan de Zaragoza</text:p>
          </table:table-cell>
          <table:table-cell office:value-type="string" calcext:value-type="string">
            <text:p>Atizapán de Zaragoza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oacalco de Berriozabal</text:p>
          </table:table-cell>
          <table:table-cell table:style-name="ce5" office:value-type="string" calcext:value-type="string">
            <text:p>Coacalco de Berriozábal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uautitlan</text:p>
          </table:table-cell>
          <table:table-cell office:value-type="string" calcext:value-type="string">
            <text:p>Cuautitlán Izcalli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uautitlan Izcalli</text:p>
          </table:table-cell>
          <table:table-cell office:value-type="string" calcext:value-type="string">
            <text:p>Cuautitlán Izcalli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uautitlán</text:p>
          </table:table-cell>
          <table:table-cell office:value-type="string" calcext:value-type="string">
            <text:p>Cuautitlán Izcalli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Jocotitlan</text:p>
          </table:table-cell>
          <table:table-cell table:style-name="ce5" office:value-type="string" calcext:value-type="string">
            <text:p>Jocotitlán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Naucalpan de Juarez</text:p>
          </table:table-cell>
          <table:table-cell table:style-name="ce5" office:value-type="string" calcext:value-type="string">
            <text:p>Naucalpan de Juárez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Nezahualcoyotl</text:p>
          </table:table-cell>
          <table:table-cell office:value-type="string" calcext:value-type="string">
            <text:p>Nezahualcóyotl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San Martin de las Piramides</text:p>
          </table:table-cell>
          <table:table-cell table:style-name="ce5" office:value-type="string" calcext:value-type="string">
            <text:p>San Martín de las Pirámides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Soyaniquilpan de Juarez</text:p>
          </table:table-cell>
          <table:table-cell office:value-type="string" calcext:value-type="string">
            <text:p>Soyaniquilpan de Juárez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camac</text:p>
          </table:table-cell>
          <table:table-cell office:value-type="string" calcext:value-type="string">
            <text:p>Tecámac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otihuacan</text:p>
          </table:table-cell>
          <table:table-cell office:value-type="string" calcext:value-type="string">
            <text:p>Teotihuacán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epotzotlan</text:p>
          </table:table-cell>
          <table:table-cell office:value-type="string" calcext:value-type="string">
            <text:p>Tepotzotlán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Tultitlan</text:p>
          </table:table-cell>
          <table:table-cell office:value-type="string" calcext:value-type="string">
            <text:p>Tultitlán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Bahia de Banderas</text:p>
          </table:table-cell>
          <table:table-cell table:style-name="ce5" office:value-type="string" calcext:value-type="string">
            <text:p>Bahía de Banderas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Cadereyta Jimenez</text:p>
          </table:table-cell>
          <table:table-cell table:style-name="ce5" office:value-type="string" calcext:value-type="string">
            <text:p>Cadereyta Jiménez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Cienega de Flores</text:p>
          </table:table-cell>
          <table:table-cell table:style-name="ce5" office:value-type="string" calcext:value-type="string">
            <text:p>Ciénega de Flores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ral. <text:s/>Escobedo</text:p>
          </table:table-cell>
          <table:table-cell table:style-name="ce5" office:value-type="string" calcext:value-type="string">
            <text:p>General Escobedo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ral. <text:s/>Zuazua</text:p>
          </table:table-cell>
          <table:table-cell table:style-name="ce5" office:value-type="string" calcext:value-type="string">
            <text:p>General Zuazua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ral. Bravo</text:p>
          </table:table-cell>
          <table:table-cell table:style-name="ce5" office:value-type="string" calcext:value-type="string">
            <text:p>General Bravo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Gral. Escobedo</text:p>
          </table:table-cell>
          <table:table-cell office:value-type="string" calcext:value-type="string">
            <text:p>General Escobedo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Juarez</text:p>
          </table:table-cell>
          <table:table-cell table:style-name="ce5" office:value-type="string" calcext:value-type="string">
            <text:p>Juárez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San Nicolas de los Garza</text:p>
          </table:table-cell>
          <table:table-cell office:value-type="string" calcext:value-type="string">
            <text:p>San Nicolás de los Garza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San Pedro Garza Garcia</text:p>
          </table:table-cell>
          <table:table-cell office:value-type="string" calcext:value-type="string">
            <text:p>San Pedro Garza García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Acatlan de Perez Figueroa</text:p>
          </table:table-cell>
          <table:table-cell office:value-type="string" calcext:value-type="string">
            <text:p>Acatlán de Pérez Figueroa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aca de Juarez</text:p>
          </table:table-cell>
          <table:table-cell office:value-type="string" calcext:value-type="string">
            <text:p>Oaxaca de Juárez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ón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El Marques</text:p>
          </table:table-cell>
          <table:table-cell office:value-type="string" calcext:value-type="string">
            <text:p>El Marqués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ueretaro</text:p>
          </table:table-cell>
          <table:table-cell office:value-type="string" calcext:value-type="string">
            <text:p>Querétaro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San Juan del Rio</text:p>
          </table:table-cell>
          <table:table-cell office:value-type="string" calcext:value-type="string">
            <text:p>San Juan del Río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Toliman</text:p>
          </table:table-cell>
          <table:table-cell table:style-name="ce5" office:value-type="string" calcext:value-type="string">
            <text:p>Tolimán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Benito Juarez</text:p>
          </table:table-cell>
          <table:table-cell office:value-type="string" calcext:value-type="string">
            <text:p>Benito Juárez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Lazaro Cardenas</text:p>
          </table:table-cell>
          <table:table-cell office:value-type="string" calcext:value-type="string">
            <text:p>Lázaro Cárdenas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Othon P. Blanco</text:p>
          </table:table-cell>
          <table:table-cell office:value-type="string" calcext:value-type="string">
            <text:p>Othón P. Blanco</text:p>
          </table:table-cell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an Luis Potosi</text:p>
          </table:table-cell>
          <table:table-cell office:value-type="string" calcext:value-type="string">
            <text:p>San Luis Potosí</text:p>
          </table:table-cell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oledad de Graciano Sanchez</text:p>
          </table:table-cell>
          <table:table-cell office:value-type="string" calcext:value-type="string">
            <text:p>Soledad de Graciano Sánchez</text:p>
          </table:table-cell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Tamuin</text:p>
          </table:table-cell>
          <table:table-cell office:value-type="string" calcext:value-type="string">
            <text:p>Tamuín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Culiacan</text:p>
          </table:table-cell>
          <table:table-cell office:value-type="string" calcext:value-type="string">
            <text:p>Culiacán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Mazatlán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Nacozari de Garcia</text:p>
          </table:table-cell>
          <table:table-cell office:value-type="string" calcext:value-type="string">
            <text:p>Nacozari de García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unduacan</text:p>
          </table:table-cell>
          <table:table-cell office:value-type="string" calcext:value-type="string">
            <text:p>Cunduacán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Jalpa de Mendez</text:p>
          </table:table-cell>
          <table:table-cell office:value-type="string" calcext:value-type="string">
            <text:p>Jalpa de Méndez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Paraiso</text:p>
          </table:table-cell>
          <table:table-cell office:value-type="string" calcext:value-type="string">
            <text:p>Paraíso</text:p>
          </table:table-cell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Rio Bravo</text:p>
          </table:table-cell>
          <table:table-cell office:value-type="string" calcext:value-type="string">
            <text:p>Río Bravo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Mazatecochco de Jose Maria Morelos</text:p>
          </table:table-cell>
          <table:table-cell office:value-type="string" calcext:value-type="string">
            <text:p>Mazatecochco de José María Morelos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Papalotla de Xicohtencatl</text:p>
          </table:table-cell>
          <table:table-cell table:style-name="ce5" office:value-type="string" calcext:value-type="string">
            <text:p>Papalotla de Xicohténcatl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Yauhquemecan</text:p>
          </table:table-cell>
          <table:table-cell office:value-type="string" calcext:value-type="string">
            <text:p>Yauhquemehcan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Ziltlaltépec de Trinidad Sánchez Santos</text:p>
          </table:table-cell>
          <table:table-cell table:style-name="ce5" office:value-type="string" calcext:value-type="string">
            <text:p>Zitlaltepec de Trinidad Sanchez Santos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lto Lucero de Gutierrez Barrios</text:p>
          </table:table-cell>
          <table:table-cell office:value-type="string" calcext:value-type="string">
            <text:p>Alto Lucero de Gutiérrez Barrios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matitlan</text:p>
          </table:table-cell>
          <table:table-cell table:style-name="ce5" office:value-type="string" calcext:value-type="string">
            <text:p>Amatitl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Amatlan de los Reyes</text:p>
          </table:table-cell>
          <table:table-cell office:value-type="string" calcext:value-type="string">
            <text:p>Amatlán de los Reyes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Boca del Rio</text:p>
          </table:table-cell>
          <table:table-cell office:value-type="string" calcext:value-type="string">
            <text:p>Boca del Río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Fortin</text:p>
          </table:table-cell>
          <table:table-cell office:value-type="string" calcext:value-type="string">
            <text:p>Fortí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Ixhuatlan del Sureste</text:p>
          </table:table-cell>
          <table:table-cell office:value-type="string" calcext:value-type="string">
            <text:p>Ixhuatlán del Sureste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Ixtaczoquitlan</text:p>
          </table:table-cell>
          <table:table-cell office:value-type="string" calcext:value-type="string">
            <text:p>Ixtaczoquitl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Jaltipan</text:p>
          </table:table-cell>
          <table:table-cell office:value-type="string" calcext:value-type="string">
            <text:p>Jáltipa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artinez de la Torre</text:p>
          </table:table-cell>
          <table:table-cell office:value-type="string" calcext:value-type="string">
            <text:p>Martínez de la Torre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inatitlan</text:p>
          </table:table-cell>
          <table:table-cell office:value-type="string" calcext:value-type="string">
            <text:p>Minatitl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Moloacan</text:p>
          </table:table-cell>
          <table:table-cell office:value-type="string" calcext:value-type="string">
            <text:p>Moloac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Nanchital de Lazaro Cardenas del Rio</text:p>
          </table:table-cell>
          <table:table-cell office:value-type="string" calcext:value-type="string">
            <text:p>Nanchital de Lázaro Cárdenas del Río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Rio Blanco</text:p>
          </table:table-cell>
          <table:table-cell office:value-type="string" calcext:value-type="string">
            <text:p>Río Blanco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San Andres Tuxtla</text:p>
          </table:table-cell>
          <table:table-cell office:value-type="string" calcext:value-type="string">
            <text:p>San Andrés Tuxtla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ihuatlan</text:p>
          </table:table-cell>
          <table:table-cell office:value-type="string" calcext:value-type="string">
            <text:p>Tihuatlá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Tuxpam</text:p>
          </table:table-cell>
          <table:table-cell office:value-type="string" calcext:value-type="string">
            <text:p>Tuxpan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Ursulo Galvan</text:p>
          </table:table-cell>
          <table:table-cell office:value-type="string" calcext:value-type="string">
            <text:p>Ursulo Galvá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Abalá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Cacalchen</text:p>
          </table:table-cell>
          <table:table-cell office:value-type="string" calcext:value-type="string">
            <text:p>Cacalché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ocaba</text:p>
          </table:table-cell>
          <table:table-cell office:value-type="string" calcext:value-type="string">
            <text:p>Hocabá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octun</text:p>
          </table:table-cell>
          <table:table-cell office:value-type="string" calcext:value-type="string">
            <text:p>Hoctú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Hunucma</text:p>
          </table:table-cell>
          <table:table-cell office:value-type="string" calcext:value-type="string">
            <text:p>Hunucmá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Kanasin</text:p>
          </table:table-cell>
          <table:table-cell office:value-type="string" calcext:value-type="string">
            <text:p>Kanasí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Kopoma</text:p>
          </table:table-cell>
          <table:table-cell office:value-type="string" calcext:value-type="string">
            <text:p>Kopomá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Maxcanu</text:p>
          </table:table-cell>
          <table:table-cell office:value-type="string" calcext:value-type="string">
            <text:p>Maxcanú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Opichen</text:p>
          </table:table-cell>
          <table:table-cell office:value-type="string" calcext:value-type="string">
            <text:p>Opiché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kanto</text:p>
          </table:table-cell>
          <table:table-cell office:value-type="string" calcext:value-type="string">
            <text:p>Tekantó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epakan</text:p>
          </table:table-cell>
          <table:table-cell office:value-type="string" calcext:value-type="string">
            <text:p>Tepakán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Tixpehual</text:p>
          </table:table-cell>
          <table:table-cell office:value-type="string" calcext:value-type="string">
            <text:p>Tixpéhual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Uman</text:p>
          </table:table-cell>
          <table:table-cell office:value-type="string" calcext:value-type="string">
            <text:p>Umán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Nochistlan de Mejia</text:p>
          </table:table-cell>
          <table:table-cell office:value-type="string" calcext:value-type="string">
            <text:p>Nochistlán de Mejía</text:p>
          </table:table-cell>
        </table:table-row>
      </table:table>
      <table:named-expressions/>
      <table:database-ranges>
        <table:database-range table:name="__Anonymous_Sheet_DB__0" table:target-range-address="estab_2024_v6_est_mun.A1:estab_2024_v6_est_mun.C9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05T04:48:44.672096665</dc:date>
    <meta:editing-duration>PT1H28M30S</meta:editing-duration>
    <meta:editing-cycles>24</meta:editing-cycles>
    <meta:document-statistic meta:table-count="2" meta:cell-count="2368" meta:object-count="0"/>
  </office:meta>
</office:document-meta>
</file>